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2.52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6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2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2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3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8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9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6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5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+3793</text:p>
          </table:table-cell>
          <table:table-cell table:style-name="ce5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3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4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3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9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style-name="ce5" office:value-type="string" calcext:value-type="string">
            <text:p>+6275 </text:p>
          </table:table-cell>
          <table:table-cell table:number-columns-repeated="3"/>
          <table:table-cell table:style-name="ce5" office:value-type="string" calcext:value-type="string">
            <text:p>+12974</text:p>
          </table:table-cell>
          <table:table-cell table:style-name="ce5" office:value-type="string" calcext:value-type="string">
            <text:p>+82 </text:p>
          </table:table-cell>
          <table:table-cell/>
          <table:table-cell table:style-name="Default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style-name="ce15" office:value-type="string" calcext:value-type="string">
            <text:p>-1818.52 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7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5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2"/>
          <table:table-cell table:style-name="Default"/>
          <table:table-cell office:value-type="string" calcext:value-type="string">
            <text:p>186.9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7"/>
          <table:table-cell office:value-type="string" calcext:value-type="string">
            <text:p>982.85</text:p>
          </table:table-cell>
          <table:table-cell table:number-columns-repeated="6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2"/>
          <table:table-cell office:value-type="string" calcext:value-type="string">
            <text:p>333.95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3"/>
          <table:table-cell table:style-name="Default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7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6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16.8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578.69</text:p>
          </table:table-cell>
          <table:table-cell office:value-type="string" calcext:value-type="string">
            <text:p>85076</text:p>
          </table:table-cell>
          <table:table-cell office:value-type="string" calcext:value-type="string">
            <text:p>210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97761</text:p>
          </table:table-cell>
          <table:table-cell office:value-type="string" calcext:value-type="string">
            <text:p>1677</text:p>
          </table:table-cell>
          <table:table-cell table:number-columns-repeated="997"/>
        </table:table-row>
        <table:table-row table:style-name="ro1" table:number-rows-repeated="104841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.00.0000</text:date>, <text:time style:data-style-name="N2" text:time-value="18:37:02.9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3T19:10:15.760000000</dc:date>
    <meta:editing-duration>P3DT16H40M31S</meta:editing-duration>
    <meta:editing-cycles>1357</meta:editing-cycles>
    <meta:document-statistic meta:table-count="2" meta:cell-count="4383" meta:object-count="0"/>
    <meta:user-defined meta:name="qrichtext">1</meta:user-defined>
  </office:meta>
</office:document-meta>
</file>